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fe81b" officeooo:paragraph-rsid="001fe81b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e81b" officeooo:paragraph-rsid="001fe81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1ce62" officeooo:paragraph-rsid="0021ce6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1ce62" officeooo:paragraph-rsid="0021d050" style:font-size-asian="12.25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30b45"/>
    </style:style>
    <style:style style:name="T3" style:family="text">
      <style:text-properties officeooo:rsid="0021d050"/>
    </style:style>
    <style:style style:name="T4" style:family="text">
      <style:text-properties officeooo:rsid="00230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z over 8-bit Shift Register (74HC595)</text:p>
      <text:p text:style-name="P2"/>
      <text:p text:style-name="P3">1) In general, describe how the 74HC595 functions.</text:p>
      <text:p text:style-name="P3"/>
      <text:p text:style-name="P3"/>
      <text:p text:style-name="P3"/>
      <text:p text:style-name="P3"/>
      <text:p text:style-name="P3"/>
      <text:p text:style-name="P3">2) How many ‘Output’ pins are there? ___________</text:p>
      <text:p text:style-name="P3"/>
      <text:p text:style-name="P3">3) How many ‘Input’ pins are there? _____</text:p>
      <text:p text:style-name="P3"/>
      <text:p text:style-name="P3">4) Given the following Clock Pulses (CP):</text:p>
      <text:p text:style-name="P3"><text:tab/><text:tab/> <text:s text:c="5"/>___ <text:s text:c="5"/>___ <text:s text:c="5"/>___</text:p>
      <text:p text:style-name="P3"><text:tab/>SH<text:span text:style-name="T1">CP <text:s/><text:tab/>_____<text:tab/> <text:s text:c="2"/>_____<text:tab/> <text:s text:c="5"/>_____ <text:s text:c="10"/>_________________________________________</text:span></text:p>
      <text:p text:style-name="P3"><text:tab/><text:tab/><text:tab/><text:tab/><text:tab/><text:tab/><text:tab/> <text:s text:c="3"/>____________________</text:p>
      <text:p text:style-name="P3"><text:tab/>ST<text:span text:style-name="T1">CP<text:tab/>_______________________________________________<text:tab/><text:tab/><text:tab/><text:tab/> <text:s text:c="5"/></text:span><text:span text:style-name="T2">___________</text:span></text:p>
      <text:p text:style-name="P3"/>
      <text:p text:style-name="P3"><text:tab/>a) Circle <text:span text:style-name="T3">around </text:span><text:span text:style-name="T4">the</text:span> <text:span text:style-name="T3">above area(s)</text:span> when ‘data’ is shifted into the 74HC595.</text:p>
      <text:p text:style-name="P4"><text:tab/>b) Draw a Rectangle <text:span text:style-name="T3">around </text:span><text:span text:style-name="T4">the</text:span> <text:span text:style-name="T3">above area(s)</text:span> when the shifted ‘data’ is <text:tab/><text:tab/><text:tab/>transferred (‘Latched’) to the ‘Output’.</text:p>
      <text:p text:style-name="P4"/>
      <text:p text:style-name="P4"/>
      <text:p text:style-name="P3"><text:span text:style-name="T1"/></text:p>
      <text:p text:style-name="P3"><text:span text:style-name="T1"><text:tab/>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4T11:26:40.963000000</meta:creation-date>
    <dc:date>2023-09-14T12:15:19.798000000</dc:date>
    <meta:editing-duration>PT48M37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2" meta:word-count="80" meta:character-count="633" meta:non-whitespace-character-count="497"/>
  </office:meta>
</office:document-meta>
</file>